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ext:list xml:id="list_Bar12" text:continue-numbering="true" text:continue-list="list_Bar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ar14" text:continue-numbering="true" text:continue-list="list_Bar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ar15" text:continue-numbering="true" text:continue-list="list_Bar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ar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7" text:continue-numbering="true" text:continue-list="list_Bar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8" text:continue-numbering="true" text:continue-list="list_Bar1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20" text:continue-numbering="true" text:continue-list="list_Bar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21" text:continue-numbering="true" text:continue-list="list_Bar2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3" text:continue-numbering="true" text:continue-list="list_Bar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4" text:continue-numbering="true" text:continue-list="list_Bar2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6" text:continue-numbering="true" text:continue-list="list_Bar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7" text:continue-numbering="true" text:continue-list="list_Bar2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ar29" text:continue-numbering="true" text:continue-list="list_Bar2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ar30" text:continue-numbering="true" text:continue-list="list_Bar2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31" text:continue-numbering="true" text:continue-list="list_Bar3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32" text:continue-numbering="true" text:continue-list="list_Bar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33" text:continue-numbering="true" text:continue-list="list_Bar3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34" text:continue-numbering="true" text:continue-list="list_Bar3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5" text:continue-numbering="true" text:continue-list="list_Bar3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6" text:continue-numbering="true" text:continue-list="list_Bar3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7" text:continue-numbering="true" text:continue-list="list_Bar3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8" text:continue-numbering="true" text:continue-list="list_Bar3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9" text:continue-numbering="true" text:continue-list="list_Bar3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40" text:continue-numbering="true" text:continue-list="list_Bar3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41" text:continue-numbering="true" text:continue-list="list_Bar4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42" text:continue-numbering="true" text:continue-list="list_Bar4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43" text:continue-numbering="true" text:continue-list="list_Bar4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44" text:continue-numbering="true" text:continue-list="list_Bar4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5" text:continue-numbering="true" text:continue-list="list_Bar4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6" text:continue-numbering="true" text:continue-list="list_Bar4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7" text:continue-numbering="true" text:continue-list="list_Bar4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8" text:continue-numbering="true" text:continue-list="list_Bar4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9" text:continue-numbering="true" text:continue-list="list_Bar4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50" text:continue-numbering="true" text:continue-list="list_Bar4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51" text:continue-numbering="true" text:continue-list="list_Bar5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52" text:continue-numbering="true" text:continue-list="list_Bar5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53" text:continue-numbering="true" text:continue-list="list_Bar5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4" text:continue-numbering="true" text:continue-list="list_Bar5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5" text:continue-numbering="true" text:continue-list="list_Bar5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56" text:continue-numbering="true" text:continue-list="list_Bar5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5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58" text:continue-numbering="true" text:continue-list="list_Bar5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5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ar60" text:continue-numbering="true" text:continue-list="list_Bar5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ar62" text:continue-numbering="true" text:continue-list="list_Bar6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64" text:continue-numbering="true" text:continue-list="list_Bar6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65" text:continue-numbering="true" text:continue-list="list_Bar6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66" text:continue-numbering="true" text:continue-list="list_Bar6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67" text:continue-numbering="true" text:continue-list="list_Bar6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68" text:continue-numbering="true" text:continue-list="list_Bar6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69" text:continue-numbering="true" text:continue-list="list_Bar6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ar70" text:continue-numbering="true" text:continue-list="list_Bar6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71" text:continue-numbering="true" text:continue-list="list_Bar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73" text:continue-numbering="true" text:continue-list="list_Bar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74" text:continue-numbering="true" text:continue-list="list_Bar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75" text:continue-numbering="true" text:continue-list="list_Bar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7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